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Segoe UI Historic" svg:font-family="&quot;Segoe UI Histor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/>
    <style:style style:name="ce7" style:family="table-cell" style:parent-style-name="Default" style:data-style-name="N2"/>
    <style:style style:name="ce8" style:family="table-cell" style:parent-style-name="Default" style:data-style-name="N0">
      <style:text-properties fo:color="#050505" style:font-name="Segoe UI Historic" style:font-name-asian="Segoe UI Historic" style:font-name-complex="Segoe UI Historic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0.6614583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4" table:default-cell-style-name="ce4"/>
        <table:table-column table:style-name="co5" table:number-columns-repeated="2" table:default-cell-style-name="ce6"/>
        <table:table-column table:style-name="co6" table:default-cell-style-name="ce6"/>
        <table:table-column table:style-name="co5" table:number-columns-repeated="3" table:default-cell-style-name="ce6"/>
        <table:table-column table:style-name="co5" table:default-cell-style-name="ce7"/>
        <table:table-column table:style-name="co7" table:default-cell-style-name="ce1"/>
        <table:table-column table:style-name="co8" table:default-cell-style-name="ce2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0" table:number-columns-repeated="16367" table:default-cell-style-name="ce1"/>
        <table:table-row table:style-name="ro1">
          <table:table-cell office:value-type="string" table:style-name="ce2">
            <text:p>Име на Акционерско Друштво</text:p>
          </table:table-cell>
          <table:table-cell office:value-type="string" table:style-name="ce2">
            <text:p>Тикер</text:p>
          </table:table-cell>
          <table:table-cell office:value-type="string" table:style-name="ce2">
            <office:annotation draw:style-name="a0" svg:x="3.21875in" svg:y="0in" svg:width="1.13541666666667in" svg:height="0.697916666666667in">
              <dc:creator/>
              <text:p><text:span text:style-name="T1">Котација</text:span><text:span text:style-name="T1"/></text:p>
              <text:p><text:span text:style-name="T1">Обична – о.</text:span><text:span text:style-name="T1"/></text:p>
              <text:p><text:span text:style-name="T1">Задолжителна – з.</text:span></text:p>
            </office:annotation>
            <text:p>Κ.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ПК во 000</text:p>
          </table:table-cell>
          <table:table-cell office:value-type="string" table:style-name="ce4">
            <text:p>Нето Пари</text:p>
          </table:table-cell>
          <table:table-cell office:value-type="string" table:style-name="ce4">
            <text:p>Вредност</text:p>
          </table:table-cell>
          <table:table-cell office:value-type="string" table:style-name="ce4">
            <text:p>Цена/Добивка</text:p>
          </table:table-cell>
          <table:table-cell office:value-type="string" table:style-name="ce4">
            <text:p>БМ%</text:p>
          </table:table-cell>
          <table:table-cell office:value-type="string" table:style-name="ce4">
            <text:p>ОМ%</text:p>
          </table:table-cell>
          <table:table-cell office:value-type="string" table:style-name="ce4">
            <text:p>Добивка</text:p>
          </table:table-cell>
          <table:table-cell office:value-type="string" table:style-name="ce5">
            <text:p>Дисконтна</text:p>
          </table:table-cell>
          <table:table-cell office:value-type="string" table:style-name="ce2">
            <text:p>Дата на ажурирње (q)</text:p>
          </table:table-cell>
          <table:table-cell office:value-type="string" table:style-name="ce2">
            <text:p>Сектор</text:p>
          </table:table-cell>
          <table:table-cell office:value-type="string" table:style-name="ce2">
            <text:p>Основана</text:p>
          </table:table-cell>
          <table:table-cell office:value-type="string" table:style-name="ce2">
            <text:p>Пораст на Вре.</text:p>
          </table:table-cell>
          <table:table-cell office:value-type="string" table:style-name="ce2">
            <text:p>Пораст на Доб.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Комерцијална Банка АД Скопје</text:p>
          </table:table-cell>
          <table:table-cell office:value-type="string" table:style-name="ce2">
            <text:p>KMB</text:p>
          </table:table-cell>
          <table:table-cell office:value-type="string" table:style-name="ce2">
            <text:p>с.</text:p>
          </table:table-cell>
          <table:table-cell office:value-type="float" office:value="12093.88" table:style-name="ce3">
            <text:p>12,093.88</text:p>
          </table:table-cell>
          <table:table-cell office:value-type="float" office:value="27562762.80996" table:style-name="ce4">
            <text:p>27,562,763</text:p>
          </table:table-cell>
          <table:table-cell office:value-type="float" office:value="14482697" table:style-name="ce6">
            <text:p>14,482,697</text:p>
          </table:table-cell>
          <table:table-cell office:value-type="float" office:value="35485454" table:style-name="ce6">
            <text:p>35,485,454</text:p>
          </table:table-cell>
          <table:table-cell office:value-type="string" table:style-name="ce6">
            <text:p>0,48%</text:p>
          </table:table-cell>
          <table:table-cell table:style-name="ce6"/>
          <table:table-cell office:value-type="string" table:style-name="ce6">
            <text:p>35,23%</text:p>
          </table:table-cell>
          <table:table-cell office:value-type="float" office:value="2529397" table:style-name="ce6">
            <text:p>2,529,397</text:p>
          </table:table-cell>
          <table:table-cell office:value-type="string" table:style-name="ce7">
            <text:p>4,0%</text:p>
          </table:table-cell>
          <table:table-cell office:value-type="string" table:style-name="ce8">
            <text:p>2022Q1</text:p>
          </table:table-cell>
          <table:table-cell office:value-type="string" table:style-name="ce2">
            <text:p>(3) – Финансии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Алкалоид АД Скопје</text:p>
          </table:table-cell>
          <table:table-cell office:value-type="string" table:style-name="ce2">
            <text:p>ALK</text:p>
          </table:table-cell>
          <table:table-cell office:value-type="string" table:style-name="ce2">
            <text:p>о.</text:p>
          </table:table-cell>
          <table:table-cell office:value-type="float" office:value="17361.88" table:style-name="ce3">
            <text:p>17,361.88</text:p>
          </table:table-cell>
          <table:table-cell office:value-type="float" office:value="24850979.023639999" table:style-name="ce4">
            <text:p>24,850,979</text:p>
          </table:table-cell>
          <table:table-cell table:number-columns-repeated="6" table:style-name="ce6"/>
          <table:table-cell table:style-name="ce7"/>
          <table:table-cell table:style-name="ce1"/>
          <table:table-cell office:value-type="string" table:style-name="ce2">
            <text:p>(2) – Фармација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">
            <text:p>НЛБ Банка АД Скопје</text:p>
          </table:table-cell>
          <table:table-cell office:value-type="string" table:style-name="ce2">
            <text:p>NLB</text:p>
          </table:table-cell>
          <table:table-cell office:value-type="string" table:style-name="ce2">
            <text:p>з.</text:p>
          </table:table-cell>
          <table:table-cell office:value-type="float" office:value="26739.22" table:style-name="ce3">
            <text:p>26,739.22</text:p>
          </table:table-cell>
          <table:table-cell office:value-type="float" office:value="22836924.97242" table:style-name="ce4">
            <text:p>22,836,925</text:p>
          </table:table-cell>
          <table:table-cell office:value-type="float" office:value="-10904807" table:style-name="ce6">
            <text:p>-10,904,807</text:p>
          </table:table-cell>
          <table:table-cell office:value-type="float" office:value="8465511" table:style-name="ce6">
            <text:p>8,465,511</text:p>
          </table:table-cell>
          <table:table-cell office:value-type="string" table:style-name="ce6">
            <text:p>1,14%</text:p>
          </table:table-cell>
          <table:table-cell table:style-name="ce6"/>
          <table:table-cell office:value-type="string" table:style-name="ce6">
            <text:p>52,22%</text:p>
          </table:table-cell>
          <table:table-cell office:value-type="float" office:value="2335477" table:style-name="ce6">
            <text:p>2,335,477</text:p>
          </table:table-cell>
          <table:table-cell office:value-type="string" table:style-name="ce7">
            <text:p>4,0%</text:p>
          </table:table-cell>
          <table:table-cell office:value-type="string" table:style-name="ce8">
            <text:p>2022Q1</text:p>
          </table:table-cell>
          <table:table-cell office:value-type="string" table:style-name="ce2">
            <text:p>(3) – Финансии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Макпетрол АД Скопје</text:p>
          </table:table-cell>
          <table:table-cell office:value-type="string" table:style-name="ce2">
            <text:p>MPT</text:p>
          </table:table-cell>
          <table:table-cell office:value-type="string" table:style-name="ce2">
            <text:p>о.</text:p>
          </table:table-cell>
          <table:table-cell office:value-type="float" office:value="76033.33" table:style-name="ce3">
            <text:p>76,033.33</text:p>
          </table:table-cell>
          <table:table-cell office:value-type="float" office:value="8544777.6920599993" table:style-name="ce4">
            <text:p>8,544,778</text:p>
          </table:table-cell>
          <table:table-cell table:number-columns-repeated="6" table:style-name="ce6"/>
          <table:table-cell table:style-name="ce7"/>
          <table:table-cell table:style-name="ce1"/>
          <table:table-cell office:value-type="string" table:style-name="ce2">
            <text:p>(2) – Енергетика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Гранит АД Скопје</text:p>
          </table:table-cell>
          <table:table-cell office:value-type="string" table:style-name="ce2">
            <text:p>GRNT</text:p>
          </table:table-cell>
          <table:table-cell office:value-type="string" table:style-name="ce2">
            <text:p>о.</text:p>
          </table:table-cell>
          <table:table-cell office:value-type="float" office:value="1389.17" table:style-name="ce3">
            <text:p>1,389.17</text:p>
          </table:table-cell>
          <table:table-cell office:value-type="float" office:value="4266664.7870899998" table:style-name="ce4">
            <text:p>4,266,665</text:p>
          </table:table-cell>
          <table:table-cell table:number-columns-repeated="6" table:style-name="ce6"/>
          <table:table-cell table:style-name="ce7"/>
          <table:table-cell table:style-name="ce1"/>
          <table:table-cell office:value-type="string" table:style-name="ce2">
            <text:p>(2) – Градежништво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">
            <text:p>Стопанска банка АД Битола</text:p>
          </table:table-cell>
          <table:table-cell office:value-type="string" table:style-name="ce2">
            <text:p>SBT</text:p>
          </table:table-cell>
          <table:table-cell office:value-type="string" table:style-name="ce2">
            <text:p>о.</text:p>
          </table:table-cell>
          <table:table-cell office:value-type="float" office:value="3000" table:style-name="ce3">
            <text:p>3,000.00</text:p>
          </table:table-cell>
          <table:table-cell office:value-type="float" office:value="1172931" table:style-name="ce4">
            <text:p>1,172,931</text:p>
          </table:table-cell>
          <table:table-cell office:value-type="float" office:value="-1241174" table:style-name="ce6">
            <text:p>-1,241,174</text:p>
          </table:table-cell>
          <table:table-cell office:value-type="float" office:value="10462727" table:style-name="ce6">
            <text:p>10,462,727</text:p>
          </table:table-cell>
          <table:table-cell office:value-type="string" table:style-name="ce6">
            <text:p>0,73%</text:p>
          </table:table-cell>
          <table:table-cell table:style-name="ce6"/>
          <table:table-cell office:value-type="string" table:style-name="ce6">
            <text:p>93,38%</text:p>
          </table:table-cell>
          <table:table-cell office:value-type="float" office:value="410303" table:style-name="ce6">
            <text:p>410,303</text:p>
          </table:table-cell>
          <table:table-cell office:value-type="string" table:style-name="ce7">
            <text:p>6,0%</text:p>
          </table:table-cell>
          <table:table-cell office:value-type="string" table:style-name="ce8">
            <text:p>2022Q1</text:p>
          </table:table-cell>
          <table:table-cell office:value-type="string" table:style-name="ce2">
            <text:p>(3) – Финансии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Стопанска банка АД Скопје</text:p>
          </table:table-cell>
          <table:table-cell office:value-type="string" table:style-name="ce2">
            <text:p>STB(P)</text:p>
          </table:table-cell>
          <table:table-cell office:value-type="string" table:style-name="ce2">
            <text:p>з.</text:p>
          </table:table-cell>
          <table:table-cell office:value-type="float" office:value="1400" table:style-name="ce3">
            <text:p>1,400.00</text:p>
          </table:table-cell>
          <table:table-cell office:value-type="float" office:value="24444252" table:style-name="ce4">
            <text:p>24,444,252</text:p>
          </table:table-cell>
          <table:table-cell table:number-columns-repeated="6" table:style-name="ce6"/>
          <table:table-cell table:style-name="ce7"/>
          <table:table-cell table:style-name="ce1"/>
          <table:table-cell office:value-type="string" table:style-name="ce2">
            <text:p>(3) – Финансии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Македонски Телеком АД Скоп.</text:p>
          </table:table-cell>
          <table:table-cell office:value-type="string" table:style-name="ce2">
            <text:p>TEL</text:p>
          </table:table-cell>
          <table:table-cell office:value-type="string" table:style-name="ce2">
            <text:p>з.</text:p>
          </table:table-cell>
          <table:table-cell office:value-type="float" office:value="374.14" table:style-name="ce3">
            <text:p>374.14</text:p>
          </table:table-cell>
          <table:table-cell office:value-type="float" office:value="35857121.1492" table:style-name="ce4">
            <text:p>35,857,121</text:p>
          </table:table-cell>
          <table:table-cell table:number-columns-repeated="6" table:style-name="ce6"/>
          <table:table-cell table:style-name="ce7"/>
          <table:table-cell table:style-name="ce1"/>
          <table:table-cell office:value-type="string" table:style-name="ce2">
            <text:p>(3) – Телекомуникации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ТТК Банка АД Скопје</text:p>
          </table:table-cell>
          <table:table-cell office:value-type="string" table:style-name="ce2">
            <text:p>TTK</text:p>
          </table:table-cell>
          <table:table-cell office:value-type="string" table:style-name="ce2">
            <text:p>о.</text:p>
          </table:table-cell>
          <table:table-cell office:value-type="float" office:value="1360" table:style-name="ce3">
            <text:p>1,360.00</text:p>
          </table:table-cell>
          <table:table-cell office:value-type="float" office:value="1234727.68" table:style-name="ce4">
            <text:p>1,234,728</text:p>
          </table:table-cell>
          <table:table-cell office:value-type="float" office:value="-1091053" table:style-name="ce6">
            <text:p>-1,091,053</text:p>
          </table:table-cell>
          <table:table-cell office:value-type="float" office:value="-515984" table:style-name="ce6">
            <text:p>-515,984</text:p>
          </table:table-cell>
          <table:table-cell office:value-type="string" table:style-name="ce6">
            <text:p>2,00%</text:p>
          </table:table-cell>
          <table:table-cell table:style-name="ce6"/>
          <table:table-cell office:value-type="string" table:style-name="ce6">
            <text:p>35,77%</text:p>
          </table:table-cell>
          <table:table-cell office:value-type="float" office:value="67855" table:style-name="ce6">
            <text:p>67,855</text:p>
          </table:table-cell>
          <table:table-cell office:value-type="string" table:style-name="ce7">
            <text:p>2,0%</text:p>
          </table:table-cell>
          <table:table-cell office:value-type="string" table:style-name="ce1">
            <text:p>2022Q1</text:p>
          </table:table-cell>
          <table:table-cell office:value-type="string" table:style-name="ce2">
            <text:p>(3) – Финансии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Македонијатурист АД Скопје</text:p>
          </table:table-cell>
          <table:table-cell office:value-type="string" table:style-name="ce2">
            <text:p>MTUR</text:p>
          </table:table-cell>
          <table:table-cell office:value-type="string" table:style-name="ce2">
            <text:p>о.</text:p>
          </table:table-cell>
          <table:table-cell office:value-type="float" office:value="4700" table:style-name="ce3">
            <text:p>4,700.00</text:p>
          </table:table-cell>
          <table:table-cell office:value-type="float" office:value="2125560.9" table:style-name="ce4">
            <text:p>2,125,561</text:p>
          </table:table-cell>
          <table:table-cell table:number-columns-repeated="6" table:style-name="ce6"/>
          <table:table-cell table:style-name="ce7"/>
          <table:table-cell table:style-name="ce1"/>
          <table:table-cell office:value-type="string" table:style-name="ce2">
            <text:p>(3) – Туризам</text:p>
          </table:table-cell>
          <table:table-cell table:number-columns-repeated="16370" table:style-name="ce1"/>
        </table:table-row>
        <table:table-row table:number-rows-repeated="5" table:style-name="ro1">
          <table:table-cell table:number-columns-repeated="3" table:style-name="ce2"/>
          <table:table-cell table:style-name="ce3"/>
          <table:table-cell table:style-name="ce4"/>
          <table:table-cell table:number-columns-repeated="6" table:style-name="ce6"/>
          <table:table-cell table:style-name="ce7"/>
          <table:table-cell table:style-name="ce1"/>
          <table:table-cell table:style-name="ce2"/>
          <table:table-cell table:number-columns-repeated="16370" table:style-name="ce1"/>
        </table:table-row>
        <table:table-row table:number-rows-repeated="32" table:style-name="ro3">
          <table:table-cell table:number-columns-repeated="16384"/>
        </table:table-row>
        <table:table-row table:number-rows-repeated="5" table:style-name="ro1">
          <table:table-cell table:number-columns-repeated="13"/>
          <table:table-cell table:style-name="ce2"/>
          <table:table-cell table:number-columns-repeated="16370"/>
        </table:table-row>
        <table:table-row table:style-name="ro1">
          <table:table-cell table:number-columns-repeated="13"/>
          <table:table-cell table:number-columns-repeated="16371" table:style-name="ce1"/>
        </table:table-row>
        <table:table-row table:number-rows-repeated="1048522" table:style-name="ro3">
          <table:table-cell table:number-columns-repeated="16384"/>
        </table:table-row>
      </table:table>
      <table:database-ranges>
        <table:database-range table:target-range-address="Sheet1.A1:Sheet1.Q91" table:name="__Anonymous_Sheet_DB__0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Segoe UI Historic" svg:font-family="&quot;Segoe UI Historic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 number:grouping="true"/>
    </number:number-style>
    <number:number-style style:name="N37">
      <style:text-properties fo:color="#FF0000"/>
      <number:text>-</number:text>
      <number:number number:decimal-places="0" number:min-integer-digits="1" number:grouping="true"/>
      <style:map style:condition="value()&gt;=0" style:apply-style-name="N37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22-01-29T17:58:03Z</meta:creation-date>
    <dc:date>2022-05-27T12:12:33Z</dc:date>
    <meta:editing-cycles>9</meta:editing-cycles>
    <meta:editing-duration>PT9708S</meta:editing-duration>
  </office:meta>
</office:document-meta>
</file>